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cm" svg:stroke-color="#669966" draw:marker-start-width="0.125cm" draw:marker-end-width="0.125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15cm" svg:stroke-color="#669966" draw:marker-start-width="0.125cm" draw:marker-end="Arrow" draw:marker-end-width="0.525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5cm" svg:stroke-color="#6699cc" draw:marker-start-width="0.125cm" draw:marker-end-width="0.125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cm" svg:stroke-color="#6699cc" draw:marker-start-width="0.125cm" draw:marker-end="Arrow" draw:marker-end-width="0.525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cm" svg:stroke-color="#6699cc" draw:marker-start-width="0.125cm" draw:marker-end="Arrow" draw:marker-end-width="0.525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2cm" svg:stroke-color="#6699cc" draw:marker-end="Arrow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8" style:family="graphic" style:parent-style-name="standard">
      <style:graphic-properties svg:stroke-width="0.1cm" svg:stroke-color="#ff420e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2cm" svg:stroke-color="#ff420e" draw:fill="none" fo:min-height="1.914cm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1cm" svg:stroke-color="#ff420e" draw:marker-start-width="0.1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420e" draw:marker-start-width="0.0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83caff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006600" fo:font-size="12pt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66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3cm" svg:height="3.1cm" svg:x="1.7cm" svg:y="1.1cm">
          <text:p text:style-name="P1"><text:span text:style-name="T1">Граббер</text:span></text:p>
          <text:p text:style-name="P1"><text:span text:style-name="T2">http://www.russian-poetry.ru/Random.php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cm" svg:y1="1.5cm" svg:x2="14.1cm" svg:y2="1.3cm">
          <text:p/>
        </draw:line>
        <draw:custom-shape draw:style-name="gr3" draw:text-style-name="P1" xml:id="id2" draw:id="id2" draw:layer="layout" svg:width="5.3cm" svg:height="2cm" svg:x="14.2cm" svg:y="0.9cm">
          <text:p text:style-name="P1">Get VERS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8cm" svg:y1="3cm" svg:x2="17.4cm" svg:y2="4.7cm">
          <text:p/>
        </draw:line>
        <draw:custom-shape draw:style-name="gr3" draw:text-style-name="P1" xml:id="id1" draw:id="id1" draw:layer="layout" svg:width="9.2cm" svg:height="2.6cm" svg:x="12.7cm" svg:y="4.7cm">
          <text:p text:style-name="P1">If (VERSE)=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2.7cm" svg:y1="6cm" svg:x2="14.2cm" svg:y2="1.9cm" draw:start-shape="id1" draw:start-glue-point="5" draw:end-shape="id2" svg:d="M12700 6000h-575v-4100h2075" svg:viewBox="0 0 2076 4101">
          <text:p text:style-name="P1">True</text:p>
        </draw:connector>
        <draw:custom-shape draw:style-name="gr3" draw:text-style-name="P3" xml:id="id4" draw:id="id4" draw:layer="layout" svg:width="9cm" svg:height="2.4cm" svg:x="13.3cm" svg:y="9.6cm">
          <text:p text:style-name="P3">1 put into dir</text:p>
          <text:p text:style-name="P3">2 write_log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6cm" svg:y1="12cm" svg:x2="17.6cm" svg:y2="13.3cm">
          <text:p/>
        </draw:line>
        <draw:custom-shape draw:style-name="gr3" draw:text-style-name="P1" xml:id="id3" draw:id="id3" draw:layer="layout" svg:width="10.5cm" svg:height="2.2cm" svg:x="12.6cm" svg:y="13.2cm">
          <text:p text:style-name="P1">Time.sleep(10)</text:p>
          <draw:enhanced-geometry svg:viewBox="0 0 21600 21600" draw:glue-points="?f6 0 10800 ?f8 ?f11 10800 ?f9 21600 10800 ?f10 ?f5 10800" draw:text-areas="?f3 ?f3 ?f4 ?f4" draw:type="parallelogram" draw:modifiers="822.7787829730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line-skew="0.699cm 2.499cm" svg:x1="17.65cm" svg:y1="15.4cm" svg:x2="19.5cm" svg:y2="1.9cm" draw:start-shape="id3" draw:start-glue-point="7" draw:end-shape="id2" draw:end-glue-point="1" svg:d="M17650 15400v1275h8525v-14775h-6675" svg:viewBox="0 0 8526 14776">
          <text:p/>
        </draw:connector>
        <draw:connector draw:style-name="gr6" draw:text-style-name="P1" draw:layer="layout" draw:line-skew="1.925cm" svg:x1="21.9cm" svg:y1="6cm" svg:x2="22.3cm" svg:y2="10.8cm" draw:start-shape="id1" draw:start-glue-point="7" draw:end-shape="id4" svg:d="M21900 6000h2900v4800h-2500" svg:viewBox="0 0 2901 4801">
          <text:p text:style-name="P1">False</text:p>
        </draw:connector>
        <draw:frame draw:style-name="gr7" draw:text-style-name="P4" draw:layer="layout" svg:width="22.631cm" svg:height="0.849cm" svg:x="2.269cm" svg:y="17.051cm">
          <draw:text-box>
            <text:p><text:span text:style-name="T2">поэт=&lt;a title="Николай Владимирович Станкевич. Стихотворения" href="Poet.php?PoetId=127"&gt;Николай Владимирович Станкевич&lt;/a&gt;</text:span></text:p>
          </draw:text-box>
        </draw:frame>
        <draw:frame draw:style-name="gr7" draw:text-style-name="P4" draw:layer="layout" svg:width="3.881cm" svg:height="0.849cm" svg:x="2.319cm" svg:y="17.651cm">
          <draw:text-box>
            <text:p><text:span text:style-name="T2">стих=&lt;pre&gt;*+&lt;/pre&gt;</text:span></text:p>
          </draw:text-box>
        </draw:frame>
      </draw:page>
      <draw:page draw:name="page2" draw:style-name="dp1" draw:master-page-name="Default">
        <draw:custom-shape draw:style-name="gr8" draw:text-style-name="P5" draw:layer="layout" svg:width="7.2cm" svg:height="1.5cm" svg:x="1.6cm" svg:y="6.107cm">
          <text:p text:style-name="P5"><text:span text:style-name="T3"/></text:p>
          <text:p text:style-name="P5"><text:span text:style-name="T3">lpstat -W complete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1cm" svg:height="1.4cm" svg:x="1.6cm" svg:y="3.007cm">
          <text:p text:style-name="P5"><text:span text:style-name="T3"/></text:p>
          <text:p text:style-name="P5"><text:span text:style-name="T3">lpstat -d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1.853cm" svg:height="0.929cm" svg:x="9.147cm" svg:y="3.178cm">
          <draw:text-box>
            <text:p text:style-name="P6">Default printer =&gt; system default destination: Canon_E464 </text:p>
          </draw:text-box>
        </draw:frame>
        <draw:frame draw:style-name="gr9" draw:text-style-name="P7" draw:layer="layout" svg:width="14.791cm" svg:height="2.364cm" svg:x="11.909cm" svg:y="5.543cm">
          <draw:text-box>
            <text:p text:style-name="P7"><text:span text:style-name="T4">Canon_E464-109 <text:s text:c="9"/>andrew <text:s text:c="9"/>566272 <text:s text:c="2"/>Вто 26 Янв 2016 20:13:32</text:span></text:p>
            <text:p text:style-name="P7"><text:span text:style-name="T4">Canon_E464-110 <text:s text:c="9"/>andrew <text:s text:c="8"/>3549184 <text:s text:c="2"/>Срд 27 Янв 2016 22:48:01</text:span></text:p>
            <text:p text:style-name="P7"><text:span text:style-name="T4">Canon_E464-111 <text:s text:c="9"/>andrew <text:s text:c="8"/>3604480 <text:s text:c="2"/>Срд 27 Янв 2016 22:52:26</text:span></text:p>
            <text:p text:style-name="P7"><text:span text:style-name="T4">Canon_E464-112 <text:s text:c="9"/>andrew <text:s text:c="10"/>20480 <text:s text:c="2"/>Суб 30 Янв 2016 19:39:33</text:span></text:p>
          </draw:text-box>
        </draw:frame>
        <draw:line draw:style-name="gr10" draw:text-style-name="P8" draw:layer="layout" svg:x1="6.7cm" svg:y1="3.807cm" svg:x2="9.2cm" svg:y2="3.607cm">
          <text:p/>
        </draw:line>
        <draw:line draw:style-name="gr11" draw:text-style-name="P8" draw:layer="layout" svg:x1="8.8cm" svg:y1="6.707cm" svg:x2="11.9cm" svg:y2="6.607cm">
          <text:p/>
        </draw:line>
        <draw:custom-shape draw:style-name="gr12" draw:text-style-name="P8" draw:layer="layout" svg:width="10.5cm" svg:height="1.2cm" svg:x="4.2cm" svg:y="10.007cm">
          <text:p text:style-name="P8">getCurDate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8" draw:layer="layout" svg:width="10.5cm" svg:height="1.2cm" svg:x="4.1cm" svg:y="12.107cm">
          <text:p text:style-name="P8">getLastPrintDate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7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</meta:initial-creator>
    <meta:creation-date>2016-01-30T18:52:09.838283102</meta:creation-date>
    <dc:date>2016-02-01T21:04:48.382808975</dc:date>
    <dc:creator>Andrew </dc:creator>
    <meta:editing-duration>PT21M37S</meta:editing-duration>
    <meta:editing-cycles>5</meta:editing-cycles>
    <meta:generator>LibreOffice/4.2.8.2$Linux_x86 LibreOffice_project/420m0$Build-2</meta:generator>
    <meta:printed-by>Andrew </meta:printed-by>
    <meta:print-date>2016-01-30T19:39:33.468787637</meta:print-date>
    <meta:document-statistic meta:object-count="21"/>
  </office:meta>
</office:document-meta>
</file>